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5">
      <style:text-properties style:text-underline-style="none"/>
    </style:style>
    <style:style style:name="ce2" style:family="table-cell" style:parent-style-name="Default" style:data-style-name="N13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e-temps-0-0-plano" table:style-name="ta1">
        <table:shapes>
          <draw:frame draw:z-index="0" draw:style-name="gr1" draw:text-style-name="P1" svg:width="160mm" svg:height="90mm" svg:x="112.95mm" svg:y="27.35mm">
            <loext:p/>
            <draw:object draw:notify-on-update-of-ranges="'core-temps-0-0-plano'.E1:'core-temps-0-0-plano'.E1 'core-temps-0-0-plano'.E2:'core-temps-0-0-plano'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Apagado/Apagado)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2:.D2])" office:value-type="float" office:value="74.5" calcext:value-type="float">
            <text:p>74.5</text:p>
          </table:table-cell>
          <table:table-cell/>
          <table:table-cell table:formula="of:=MEDIAN([.A2:.A101])" office:value-type="float" office:value="74" calcext:value-type="float">
            <text:p>74</text:p>
          </table:table-cell>
          <table:table-cell table:formula="of:=MEDIAN([.B2:.B101])" office:value-type="float" office:value="76" calcext:value-type="float">
            <text:p>76</text:p>
          </table:table-cell>
          <table:table-cell table:formula="of:=MEDIAN([.C2:.C101])" office:value-type="float" office:value="75" calcext:value-type="float">
            <text:p>75</text:p>
          </table:table-cell>
          <table:table-cell table:formula="of:=MEDIAN([.D2:.D101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:.D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4:.D4])" office:value-type="float" office:value="75" calcext:value-type="float">
            <text:p>75</text:p>
          </table:table-cell>
          <table:table-cell/>
          <table:table-cell table:style-name="ce1" table:formula="of:=AVERAGE([.E2:.E100])" office:value-type="float" office:value="75.4393939393939" calcext:value-type="float">
            <text:p>75.43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5:.D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6:.D6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7:.D7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8:.D8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9:.D9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0:.D10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1:.D11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2:.D1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3:.D1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4:.D14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5:.D1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16:.D16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7:.D1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18:.D1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9:.D1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0:.D20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21:.D2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2:.D2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3:.D2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24:.D24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5:.D2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26:.D26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7:.D2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8:.D28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9:.D29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30:.D30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31:.D31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2:.D3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33:.D3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34:.D34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35:.D35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36:.D36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7:.D3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38:.D3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39:.D39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40:.D40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1:.D4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2:.D4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3:.D43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4:.D44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45:.D45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6:.D46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47:.D47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8:.D48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49:.D49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50:.D50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51:.D51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52:.D52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53:.D53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54:.D54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55:.D55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56:.D56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7:.D5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58:.D58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59:.D59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60:.D60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61:.D61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2:.D62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63:.D63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64:.D64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65:.D65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6:.D66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67:.D67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68:.D6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69:.D69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70:.D70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71:.D71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72:.D72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73:.D73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74:.D74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75:.D75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76:.D76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77:.D77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78:.D7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79:.D79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80:.D80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81:.D81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82:.D82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83:.D83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84:.D84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85:.D85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86:.D86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87:.D8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88:.D8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89:.D89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0:.D90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91:.D91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92:.D92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93:.D93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MEDIAN([.A94:.D94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95:.D95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96:.D96])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97:.D97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98:.D98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99:.D99])" office:value-type="float" office:value="75.5" calcext:value-type="float">
            <text:p>75.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00:.D100]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01:.D101])" office:value-type="float" office:value="75.5" calcext:value-type="float">
            <text:p>75.5</text:p>
          </table:table-cell>
          <table:table-cell table:number-columns-repeated="5"/>
        </table:table-row>
      </table:table>
      <table:table table:name="core-temps-0-1-plano" table:style-name="ta1">
        <table:shapes>
          <draw:frame draw:z-index="0" draw:style-name="gr1" draw:text-style-name="P1" svg:width="160mm" svg:height="90mm" svg:x="71.49mm" svg:y="27.09mm">
            <loext:p/>
            <draw:object draw:notify-on-update-of-ranges="'core-temps-0-1-plano'.E1:'core-temps-0-1-plano'.E1 'core-temps-0-1-plano'.E2:'core-temps-0-1-plano'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Apagado/Encendido)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formula="of:=MEDIAN([.A2:.A101])" office:value-type="float" office:value="91" calcext:value-type="float">
            <text:p>91</text:p>
          </table:table-cell>
          <table:table-cell table:formula="of:=MEDIAN([.B2:.B101])" office:value-type="float" office:value="73" calcext:value-type="float">
            <text:p>73</text:p>
          </table:table-cell>
          <table:table-cell table:formula="of:=MEDIAN([.C2:.C101])" office:value-type="float" office:value="75" calcext:value-type="float">
            <text:p>75</text:p>
          </table:table-cell>
          <table:table-cell table:formula="of:=MEDIAN([.D2:.D101])" office:value-type="float" office:value="75" calcext:value-type="float">
            <text:p>75</text:p>
          </table:table-cell>
          <table:table-cell table:formula="of:=AVERAGE([.G2:.J2])"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formula="of:=AVERAGE([.E2:.E100])" office:value-type="float" office:value="75.4141414141414" calcext:value-type="float">
            <text:p>75.41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</table:table>
      <table:table table:name="core-temps-1-0-plano" table:style-name="ta1">
        <table:shapes>
          <draw:frame draw:z-index="0" draw:style-name="gr1" draw:text-style-name="P1" svg:width="160mm" svg:height="90mm" svg:x="71.49mm" svg:y="27.09mm">
            <loext:p/>
            <draw:object draw:notify-on-update-of-ranges="'core-temps-1-0-plano'.E1:'core-temps-1-0-plano'.E1 'core-temps-1-0-plano'.E2:'core-temps-1-0-plano'.E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Encendido/Apagado)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2:.D2])" office:value-type="float" office:value="73.5" calcext:value-type="float">
            <text:p>73.5</text:p>
          </table:table-cell>
          <table:table-cell/>
          <table:table-cell table:formula="of:=MEDIAN([.A2:.A101])" office:value-type="float" office:value="72" calcext:value-type="float">
            <text:p>72</text:p>
          </table:table-cell>
          <table:table-cell table:formula="of:=MEDIAN([.B2:.B101])" office:value-type="float" office:value="73.5" calcext:value-type="float">
            <text:p>73.5</text:p>
          </table:table-cell>
          <table:table-cell table:formula="of:=MEDIAN([.C2:.C101])" office:value-type="float" office:value="74" calcext:value-type="float">
            <text:p>74</text:p>
          </table:table-cell>
          <table:table-cell table:formula="of:=MEDIAN([.D2:.D101])" office:value-type="float" office:value="74" calcext:value-type="float">
            <text:p>74</text:p>
          </table:table-cell>
          <table:table-cell table:formula="of:=AVERAGE([.G2:.J2])" office:value-type="float" office:value="73.375" calcext:value-type="float">
            <text:p>73.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3:.D3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4:.D4])" office:value-type="float" office:value="73" calcext:value-type="float">
            <text:p>73</text:p>
          </table:table-cell>
          <table:table-cell/>
          <table:table-cell table:style-name="ce2" table:formula="of:=AVERAGE([.E2:.E100])" office:value-type="float" office:value="73.6868686868687" calcext:value-type="float">
            <text:p>73.68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5:.D5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6:.D6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7:.D7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8:.D8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9:.D9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0:.D10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1:.D11])" office:value-type="float" office:value="72.5" calcext:value-type="float">
            <text:p>72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2:.D12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3:.D13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MEDIAN([.A14:.D14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15:.D1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6:.D16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17:.D17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18:.D18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9:.D19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0:.D20])" office:value-type="float" office:value="72.5" calcext:value-type="float">
            <text:p>72.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1:.D21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2:.D22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23:.D23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24:.D24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25:.D2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26:.D2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27:.D27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8:.D28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29:.D29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0:.D30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1:.D31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32:.D32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3:.D33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4:.D34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5:.D35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36:.D36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7:.D37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38:.D38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39:.D39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40:.D4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1:.D41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42:.D42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43:.D43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44:.D44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45:.D4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46:.D46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47:.D47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48:.D48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49:.D49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50:.D5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51:.D51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52:.D52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53:.D53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4:.D54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5:.D5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6:.D5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57:.D57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58:.D58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9:.D59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0:.D6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1:.D61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2:.D62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3:.D63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64:.D64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65:.D65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66:.D66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67:.D67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8:.D68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9:.D69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70:.D7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71:.D71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72:.D72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73:.D73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4:.D74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75:.D7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MEDIAN([.A76:.D76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77:.D77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78:.D78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79:.D79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0:.D8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1:.D81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2:.D82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3:.D83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4:.D84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85:.D8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86:.D8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87:.D87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88:.D88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89:.D89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0:.D9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1:.D91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2:.D92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93:.D93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4:.D94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95:.D9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6:.D96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7:.D97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8:.D98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9:.D99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00:.D100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101:.D101])" office:value-type="float" office:value="74" calcext:value-type="float">
            <text:p>74</text:p>
          </table:table-cell>
          <table:table-cell table:number-columns-repeated="6"/>
        </table:table-row>
      </table:table>
      <table:table table:name="core-temps-1-1-plano" table:style-name="ta1">
        <table:shapes>
          <draw:frame draw:z-index="0" draw:style-name="gr1" draw:text-style-name="P1" svg:width="160mm" svg:height="90mm" svg:x="71.49mm" svg:y="27.09mm">
            <loext:p/>
            <draw:object draw:notify-on-update-of-ranges="'core-temps-1-1-plano'.E1:'core-temps-1-1-plano'.E1 'core-temps-1-1-plano'.E2:'core-temps-1-1-plano'.E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 (Encendido/Encendido)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76" calcext:value-type="float">
            <text:p>76</text:p>
          </table:table-cell>
          <table:table-cell table:formula="of:=MEDIAN([.A2:.D2])" office:value-type="float" office:value="76" calcext:value-type="float">
            <text:p>76</text:p>
          </table:table-cell>
          <table:table-cell/>
          <table:table-cell table:formula="of:=MEDIAN([.A2:.A101])" office:value-type="float" office:value="73" calcext:value-type="float">
            <text:p>73</text:p>
          </table:table-cell>
          <table:table-cell table:formula="of:=MEDIAN([.B2:.B101])" office:value-type="float" office:value="74" calcext:value-type="float">
            <text:p>74</text:p>
          </table:table-cell>
          <table:table-cell table:formula="of:=MEDIAN([.C2:.C101])" office:value-type="float" office:value="75" calcext:value-type="float">
            <text:p>75</text:p>
          </table:table-cell>
          <table:table-cell table:formula="of:=MEDIAN([.D2:.D101])" office:value-type="float" office:value="74" calcext:value-type="float">
            <text:p>74</text:p>
          </table:table-cell>
          <table:table-cell table:formula="of:=AVERAGE([.G2:.J2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MEDIAN([.A3:.D3])" office:value-type="float" office:value="75.5" calcext:value-type="float">
            <text:p>75.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4:.D4])" office:value-type="float" office:value="75.5" calcext:value-type="float">
            <text:p>75.5</text:p>
          </table:table-cell>
          <table:table-cell/>
          <table:table-cell table:style-name="ce2" table:formula="of:=AVERAGE([.E2:.E100])" office:value-type="float" office:value="74.3484848484848" calcext:value-type="float">
            <text:p>74.348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5:.D5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6:.D6])" office:value-type="float" office:value="75.5" calcext:value-type="float">
            <text:p>75.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7:.D7])" office:value-type="float" office:value="75.5" calcext:value-type="float">
            <text:p>75.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8:.D8])" office:value-type="float" office:value="75.5" calcext:value-type="float">
            <text:p>75.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:.D9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10:.D10])" office:value-type="float" office:value="75.5" calcext:value-type="float">
            <text:p>75.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11:.D11])" office:value-type="float" office:value="75.5" calcext:value-type="float">
            <text:p>75.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MEDIAN([.A12:.D12])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3:.D13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4:.D14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5:.D15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6:.D16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17:.D17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8:.D18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19:.D19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20:.D20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MEDIAN([.A21:.D21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22:.D22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3:.D23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4:.D24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25:.D25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MEDIAN([.A26:.D26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7:.D27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28:.D28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29:.D29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30:.D30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31:.D31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32:.D32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3:.D33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4:.D34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5:.D35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6:.D3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37:.D37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38:.D38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39:.D39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40:.D40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1:.D41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42:.D42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3:.D43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4:.D44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5:.D45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46:.D4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7:.D47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48:.D48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49:.D49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0:.D5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1:.D51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2:.D52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3:.D53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MEDIAN([.A54:.D54])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55:.D5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6:.D56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57:.D57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58:.D58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59:.D59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formula="of:=MEDIAN([.A60:.D6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1:.D61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MEDIAN([.A62:.D62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63:.D63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64:.D64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5:.D65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6:.D6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7:.D67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68:.D68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69:.D69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0:.D70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71:.D71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2:.D72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73:.D73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74:.D74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75:.D7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6:.D7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MEDIAN([.A77:.D77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78:.D78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79:.D79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0:.D80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81:.D81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82:.D82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3:.D83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4:.D84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5:.D85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6:.D8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87:.D87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MEDIAN([.A88:.D88])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89:.D89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90:.D90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91:.D91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2:.D92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93:.D93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94:.D94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MEDIAN([.A95:.D95])" office:value-type="float" office:value="74.5" calcext:value-type="float">
            <text:p>74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96:.D96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97:.D97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98:.D98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74" calcext:value-type="float">
            <text:p>74</text:p>
          </table:table-cell>
          <table:table-cell table:formula="of:=MEDIAN([.A99:.D99])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MEDIAN([.A100:.D100])" office:value-type="float" office:value="73.5" calcext:value-type="float">
            <text:p>73.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EDIAN([.A101:.D101])" office:value-type="float" office:value="73.5" calcext:value-type="float">
            <text:p>73.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03:38:35.3555867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4.2.2$Linux_X86_64 LibreOffice_project/40m0$Build-2</meta:generator>
    <meta:creation-date>2018-02-07T20:27:06.415533412</meta:creation-date>
    <meta:document-statistic meta:table-count="4" meta:cell-count="20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0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5.125cm" svg:y="0.316cm" chart:style-name="ch2">
          <text:p>Temperatura del procesador</text:p>
        </chart:title>
        <chart:legend chart:legend-position="end" svg:x="10.08cm" svg:y="4.201cm" style:legend-expansion="high" chart:style-name="ch3"/>
        <chart:plot-area chart:style-name="ch4" table:cell-range-address="'core-temps-0-0-plano'.E1:'core-temps-0-0-plano'.E101" chart:data-source-has-labels="row" svg:x="1.331cm" svg:y="1.275cm" svg:width="8.429cm" svg:height="6.565cm">
          <chartooo:coordinate-region svg:x="1.952cm" svg:y="1.474cm" svg:width="7.747cm" svg:height="5.574cm"/>
          <chart:axis chart:dimension="x" chart:name="primary-x" chart:style-name="ch5">
            <chart:title svg:x="3.741cm" svg:y="8.02cm" chart:style-name="ch6">
              <text:p>Tiempo (Intervalo de 5s)</text:p>
            </chart:title>
          </chart:axis>
          <chart:axis chart:dimension="y" chart:name="primary-y" chart:style-name="ch7">
            <chart:title svg:x="0.451cm" svg:y="5.858cm" chart:style-name="ch8">
              <text:p>Temperatura (ºC)</text:p>
            </chart:title>
            <chart:grid chart:style-name="ch9" chart:class="major"/>
          </chart:axis>
          <chart:series chart:style-name="ch10" chart:values-cell-range-address="'core-temps-0-0-plano'.E2:'core-temps-0-0-plano'.E101" chart:label-cell-address="'core-temps-0-0-plano'.E1:'core-temps-0-0-plano'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Apagado)</text:p>
                <draw:g>
                  <svg:desc>'core-temps-0-0-plano'.E1:'core-temps-0-0-plan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5">
                <text:p>74.5</text:p>
                <draw:g>
                  <svg:desc>'core-temps-0-0-plano'.E2:'core-temps-0-0-plano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5">
                <text:p>7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0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5.125cm" svg:y="0.316cm" chart:style-name="ch2">
          <text:p>Temperatura del procesador</text:p>
        </chart:title>
        <chart:legend chart:legend-position="end" svg:x="11.376cm" svg:y="4.002cm" style:legend-expansion="high" chart:style-name="ch3"/>
        <chart:plot-area chart:style-name="ch4" table:cell-range-address="'core-temps-0-1-plano'.E1:'core-temps-0-1-plano'.E101" chart:data-source-has-labels="row" svg:x="1.331cm" svg:y="1.275cm" svg:width="9.725cm" svg:height="6.565cm">
          <chartooo:coordinate-region svg:x="1.952cm" svg:y="1.474cm" svg:width="9.104cm" svg:height="5.574cm"/>
          <chart:axis chart:dimension="x" chart:name="primary-x" chart:style-name="ch5">
            <chart:title svg:x="4.389cm" svg:y="8.02cm" chart:style-name="ch6">
              <text:p>Tiempo (Intervalo de 5s)</text:p>
            </chart:title>
          </chart:axis>
          <chart:axis chart:dimension="y" chart:name="primary-y" chart:style-name="ch7">
            <chart:title svg:x="0.451cm" svg:y="5.858cm" chart:style-name="ch8">
              <text:p>Temperatura (ºC)</text:p>
            </chart:title>
            <chart:grid chart:style-name="ch9" chart:class="major"/>
          </chart:axis>
          <chart:series chart:style-name="ch10" chart:values-cell-range-address="'core-temps-0-1-plano'.E2:'core-temps-0-1-plano'.E101" chart:label-cell-address="'core-temps-0-1-plano'.E1:'core-temps-0-1-plano'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Encendido)</text:p>
                <draw:g>
                  <svg:desc>'core-temps-0-1-plano'.E1:'core-temps-0-1-plan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'core-temps-0-1-plano'.E2:'core-temps-0-1-plano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0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5.125cm" svg:y="0.316cm" chart:style-name="ch2">
          <text:p>Temperatura del procesador</text:p>
        </chart:title>
        <chart:legend chart:legend-position="end" svg:x="11.376cm" svg:y="4.002cm" style:legend-expansion="high" chart:style-name="ch3"/>
        <chart:plot-area chart:style-name="ch4" table:cell-range-address="'core-temps-1-0-plano'.E1:'core-temps-1-0-plano'.E101" chart:data-source-has-labels="row" svg:x="1.331cm" svg:y="1.275cm" svg:width="9.725cm" svg:height="6.565cm">
          <chartooo:coordinate-region svg:x="1.952cm" svg:y="1.474cm" svg:width="9.104cm" svg:height="5.574cm"/>
          <chart:axis chart:dimension="x" chart:name="primary-x" chart:style-name="ch5">
            <chart:title svg:x="4.389cm" svg:y="8.02cm" chart:style-name="ch6">
              <text:p>Tiempo (Intervalo de 5s)</text:p>
            </chart:title>
          </chart:axis>
          <chart:axis chart:dimension="y" chart:name="primary-y" chart:style-name="ch7">
            <chart:title svg:x="0.451cm" svg:y="5.858cm" chart:style-name="ch8">
              <text:p>Temperatura (ºC)</text:p>
            </chart:title>
            <chart:grid chart:style-name="ch9" chart:class="major"/>
          </chart:axis>
          <chart:series chart:style-name="ch10" chart:values-cell-range-address="'core-temps-1-0-plano'.E2:'core-temps-1-0-plano'.E101" chart:label-cell-address="'core-temps-1-0-plano'.E1:'core-temps-1-0-plano'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Apagado)</text:p>
                <draw:g>
                  <svg:desc>'core-temps-1-0-plano'.E1:'core-temps-1-0-plan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.5">
                <text:p>73.5</text:p>
                <draw:g>
                  <svg:desc>'core-temps-1-0-plano'.E2:'core-temps-1-0-plano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0" chart:maximum="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5.125cm" svg:y="0.316cm" chart:style-name="ch2">
          <text:p>Temperatura del procesador</text:p>
        </chart:title>
        <chart:legend chart:legend-position="end" svg:x="11.112cm" svg:y="4.002cm" style:legend-expansion="high" chart:style-name="ch3"/>
        <chart:plot-area chart:style-name="ch4" table:cell-range-address="'core-temps-1-1-plano'.E1:'core-temps-1-1-plano'.E101" chart:data-source-has-labels="row" svg:x="1.331cm" svg:y="1.275cm" svg:width="9.461cm" svg:height="6.565cm">
          <chartooo:coordinate-region svg:x="1.952cm" svg:y="1.474cm" svg:width="8.84cm" svg:height="5.574cm"/>
          <chart:axis chart:dimension="x" chart:name="primary-x" chart:style-name="ch5">
            <chart:title svg:x="4.257cm" svg:y="8.02cm" chart:style-name="ch6">
              <text:p>Tiempo (Intervalo de 5s)</text:p>
            </chart:title>
          </chart:axis>
          <chart:axis chart:dimension="y" chart:name="primary-y" chart:style-name="ch7">
            <chart:title svg:x="0.451cm" svg:y="5.858cm" chart:style-name="ch8">
              <text:p>Temperatura (ºC)</text:p>
            </chart:title>
            <chart:grid chart:style-name="ch9" chart:class="major"/>
          </chart:axis>
          <chart:series chart:style-name="ch10" chart:values-cell-range-address="'core-temps-1-1-plano'.E2:'core-temps-1-1-plano'.E101" chart:label-cell-address="'core-temps-1-1-plano'.E1:'core-temps-1-1-plano'.E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Encendido)</text:p>
                <draw:g>
                  <svg:desc>'core-temps-1-1-plano'.E1:'core-temps-1-1-plan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">
                <text:p>76</text:p>
                <draw:g>
                  <svg:desc>'core-temps-1-1-plano'.E2:'core-temps-1-1-plano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5">
                <text:p>7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